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8826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2.0798in" style:use-optimal-column-width="false"/>
    </style:style>
    <style:style style:name="TableColumn5" style:family="table-column">
      <style:table-column-properties style:column-width="0.184in" style:use-optimal-column-width="false"/>
    </style:style>
    <style:style style:name="TableColumn6" style:family="table-column">
      <style:table-column-properties style:column-width="0.3479in" style:use-optimal-column-width="false"/>
    </style:style>
    <style:style style:name="TableColumn7" style:family="table-column">
      <style:table-column-properties style:column-width="1.0402in" style:use-optimal-column-width="false"/>
    </style:style>
    <style:style style:name="TableColumn8" style:family="table-column">
      <style:table-column-properties style:column-width="0.2659in" style:use-optimal-column-width="false"/>
    </style:style>
    <style:style style:name="TableColumn9" style:family="table-column">
      <style:table-column-properties style:column-width="1.3062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2" style:parent-style-name="TableHeading" style:family="paragraph">
      <style:paragraph-properties fo:break-before="page" fo:text-align="start"/>
      <style:text-properties style:font-name="quot" fo:color="#FFFFFF"/>
    </style:style>
    <style:style style:name="TableCell13" style:family="table-cell">
      <style:table-cell-properties fo:border-top="0.0069in solid #000000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14" style:parent-style-name="TableHeading" style:family="paragraph">
      <style:text-properties style:font-name="quot" fo:color="#FFFFFF"/>
    </style:style>
    <style:style style:name="TableCell15" style:family="table-cell">
      <style:table-cell-properties fo:border-top="0.0069in solid #000000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16" style:parent-style-name="TableHeading" style:family="paragraph">
      <style:text-properties style:font-name="quot" fo:color="#FFFFFF"/>
    </style:style>
    <style:style style:name="TableCell17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8" style:parent-style-name="TableHeading" style:family="paragraph">
      <style:text-properties style:font-name="quot"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1" style:parent-style-name="TableHeading" style:family="paragraph">
      <style:paragraph-properties fo:text-align="start"/>
      <style:text-properties style:font-name="quot" fo:color="#FFFFFF"/>
    </style:style>
    <style:style style:name="TableCell22" style:family="table-cell">
      <style:table-cell-properties fo:border-top="none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23" style:parent-style-name="TableHeading" style:family="paragraph">
      <style:text-properties style:font-name="quot" fo:color="#FFFFFF"/>
    </style:style>
    <style:style style:name="TableCell24" style:family="table-cell">
      <style:table-cell-properties fo:border-top="none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25" style:parent-style-name="TableHeading" style:family="paragraph">
      <style:text-properties style:font-name="quot" fo:color="#FFFFFF"/>
    </style:style>
    <style:style style:name="TableCell26" style:family="table-cell">
      <style:table-cell-properties fo:border-top="none" fo:border-left="0.0069in solid #000000" fo:border-bottom="0.0069in solid #000000" fo:border-right="0.0069in solid #000000" fo:background-color="#663300" style:writing-mode="lr-tb" style:vertical-align="middle" fo:padding-top="0.0194in" fo:padding-left="0.0194in" fo:padding-bottom="0.0194in" fo:padding-right="0.0194in"/>
    </style:style>
    <style:style style:name="P27" style:parent-style-name="TableHeading" style:family="paragraph">
      <style:text-properties style:font-name="quot" fo:color="#FFFFFF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text-properties fo:font-size="2pt" style:font-size-asian="2pt" style:font-size-complex="2pt"/>
    </style:style>
    <style:style style:name="TableCell3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2" style:parent-style-name="TableContents" style:family="paragraph">
      <style:text-properties fo:font-size="2pt" style:font-size-asian="2pt" style:font-size-complex="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5" style:parent-style-name="StrongEmphasis" style:family="text">
      <style:text-properties style:font-name="quot"/>
    </style:style>
    <style:style style:name="TableCell3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9" style:parent-style-name="StrongEmphasis" style:family="text">
      <style:text-properties style:font-name="quot"/>
    </style:style>
    <style:style style:name="TableCell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43" style:parent-style-name="StrongEmphasis" style:family="text">
      <style:text-properties style:font-name="quot"/>
    </style:style>
    <style:style style:name="TableCell4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47" style:parent-style-name="StrongEmphasis" style:family="text">
      <style:text-properties style:font-name="quot"/>
    </style:style>
    <style:style style:name="TableCell4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53" style:parent-style-name="TableContents" style:family="paragraph">
      <style:paragraph-properties fo:text-align="center"/>
    </style:style>
    <style:style style:name="T54" style:parent-style-name="StrongEmphasis" style:family="text">
      <style:text-properties style:font-name="quo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5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5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9" style:parent-style-name="TableContents" style:family="paragraph">
      <style:paragraph-properties fo:text-align="center"/>
    </style:style>
    <style:style style:name="T80" style:parent-style-name="StrongEmphasis" style:family="text">
      <style:text-properties style:font-name="quo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2" style:parent-style-name="TableContents" style:family="paragraph">
      <style:paragraph-properties fo:margin-left="0.5in">
        <style:tab-stops/>
      </style:paragraph-properties>
    </style:style>
    <style:style style:name="P103" style:parent-style-name="Standard" style:family="paragraph">
      <style:paragraph-properties>
        <style:tab-stops>
          <style:tab-stop style:type="left" style:position="1.5416in"/>
        </style:tab-stops>
      </style:paragraph-properties>
    </style:style>
    <style:style style:name="P104" style:parent-style-name="TableContents" style:family="paragraph"/>
    <style:style style:name="P105" style:parent-style-name="TableContents" style:family="paragraph">
      <style:paragraph-properties fo:margin-left="0.5in">
        <style:tab-stops/>
      </style:paragraph-properties>
    </style:style>
    <style:style style:name="P106" style:parent-style-name="Textbody" style:master-page-name="MP1" style:family="paragraph">
      <style:paragraph-properties fo:break-before="pag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Use Case Naam:</text:p>
          </table:table-cell>
          <table:covered-table-cell/>
          <table:table-cell table:style-name="TableCell13" table:number-columns-spanned="3">
            <text:p text:style-name="P14">Geld Overmaken</text:p>
          </table:table-cell>
          <table:covered-table-cell/>
          <table:covered-table-cell/>
          <table:table-cell table:style-name="TableCell15" table:number-columns-spanned="2">
            <text:p text:style-name="P16"><text:s/>Versie</text:p>
          </table:table-cell>
          <table:covered-table-cell/>
          <table:table-cell table:style-name="TableCell17">
            <text:p text:style-name="P18">0.2</text:p>
          </table:table-cell>
        </table:table-row>
        <table:table-row table:style-name="TableRow19">
          <table:table-cell table:style-name="TableCell20" table:number-columns-spanned="2">
            <text:p text:style-name="P21">Laatste Update door:</text:p>
          </table:table-cell>
          <table:covered-table-cell/>
          <table:table-cell table:style-name="TableCell22">
            <text:p text:style-name="P23">Bas</text:p>
          </table:table-cell>
          <table:table-cell table:style-name="TableCell24" table:number-columns-spanned="3">
            <text:p text:style-name="P25"><text:s/>Datum Revisie:</text:p>
          </table:table-cell>
          <table:covered-table-cell/>
          <table:covered-table-cell/>
          <table:table-cell table:style-name="TableCell26" table:number-columns-spanned="2">
            <text:p text:style-name="P27">27/08/19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/>
          </table:table-cell>
          <table:covered-table-cell/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TableContents"><text:span text:style-name="T35">Doel:</text:span></text:p>
          </table:table-cell>
          <table:covered-table-cell/>
          <table:table-cell table:style-name="TableCell36" table:number-columns-spanned="6">
            <text:p text:style-name="Standard">- Als klant</text:p>
            <text:p text:style-name="Standard">- wil ik geld overmaken naar een andere rekening</text:p>
            <text:p text:style-name="Standard">- zodat ik betalingen kan uitvoeren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TableContents"><text:span text:style-name="T39">Actors:</text:span></text:p>
          </table:table-cell>
          <table:covered-table-cell/>
          <table:table-cell table:style-name="TableCell40" table:number-columns-spanned="6">
            <text:p text:style-name="TableContents">– Kl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2">
            <text:p text:style-name="TableContents"><text:span text:style-name="T43">Precondities:</text:span></text:p>
          </table:table-cell>
          <table:covered-table-cell/>
          <table:table-cell table:style-name="TableCell44" table:number-columns-spanned="6">
            <text:p text:style-name="TableContents">– Klant met rekening, is reeds ingelog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TableContents"><text:span text:style-name="T47">Postcondities:</text:span></text:p>
          </table:table-cell>
          <table:covered-table-cell/>
          <table:table-cell table:style-name="TableCell48" table:number-columns-spanned="6">
            <text:p text:style-name="TableContents">– Geslaagde overboeking</text:p>
            <text:p text:style-name="TableContents">– Dan wel geannuleerde overboeking wegens onvoldoende sal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8">
            <text:p text:style-name="P53"><text:span text:style-name="T54">Happy Flow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TableContents">Stap</text:p>
          </table:table-cell>
          <table:table-cell table:style-name="TableCell57" table:number-columns-spanned="3">
            <text:p text:style-name="TableContents">Gebruiker</text:p>
          </table:table-cell>
          <table:covered-table-cell/>
          <table:covered-table-cell/>
          <table:table-cell table:style-name="TableCell58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TableContents">1</text:p>
          </table:table-cell>
          <table:table-cell table:style-name="TableCell61" table:number-columns-spanned="3">
            <text:p text:style-name="TableContents">Klant is ingelogd en activeert de optie 'geld overmaken' in het dashboard</text:p>
          </table:table-cell>
          <table:covered-table-cell/>
          <table:covered-table-cell/>
          <table:table-cell table:style-name="TableCell62" table:number-columns-spanned="4">
            <text:p text:style-name="TableContents">Biedt formulier 'geld overmaken' aan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TableContents">2</text:p>
          </table:table-cell>
          <table:table-cell table:style-name="TableCell65" table:number-columns-spanned="3">
            <text:p text:style-name="TableContents">Klant vult formulier 'geld overmaken' met gegevens voor de transactie:</text:p>
            <text:p text:style-name="TableContents">– van rekening</text:p>
            <text:p text:style-name="TableContents">– naar rekening</text:p>
            <text:p text:style-name="TableContents">– van rekeninghouder</text:p>
            <text:p text:style-name="TableContents">– bedrag</text:p>
            <text:p text:style-name="TableContents">– opmerking / betaalkenmerk</text:p>
          </table:table-cell>
          <table:covered-table-cell/>
          <table:covered-table-cell/>
          <table:table-cell table:style-name="TableCell66" table:number-columns-spanned="4">
            <text:p text:style-name="TableContents">Controle op:</text:p>
            <text:p text:style-name="TableContents">– rekening matcht rekeninghouder</text:p>
            <text:p text:style-name="TableContents">– bedrag &lt; saldo eigen<text:s/>geselecteerde<text:s/>rekening</text:p>
            <text:p text:style-name="TableContents"/>
          </table:table-cell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TableContents">3</text:p>
          </table:table-cell>
          <table:table-cell table:style-name="TableCell69" table:number-columns-spanned="3">
            <text:p text:style-name="TableContents">Klant accordeert met wachtwoord</text:p>
          </table:table-cell>
          <table:covered-table-cell/>
          <table:covered-table-cell/>
          <table:table-cell table:style-name="TableCell70" table:number-columns-spanned="4">
            <text:p text:style-name="TableContents">Opdracht overzicht aanbieden aan klant voor akkoord</text:p>
            <text:p text:style-name="TableContents">– incl. saldo voor en na overboeking</text:p>
            <text:p text:style-name="TableContents">– controle op wachtwoord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TableContents">4</text:p>
          </table:table-cell>
          <table:table-cell table:style-name="TableCell73" table:number-columns-spanned="3">
            <text:p text:style-name="TableContents">Klant ziet resultaat in het dashboard</text:p>
          </table:table-cell>
          <table:covered-table-cell/>
          <table:covered-table-cell/>
          <table:table-cell table:style-name="TableCell74" table:number-columns-spanned="4">
            <text:p text:style-name="TableContents">Retour dashboard en</text:p>
            <text:p text:style-name="TableContents">update van gegevens in dashboard</text:p>
          </table:table-cell>
          <table:covered-table-cell/>
          <table:covered-table-cell/>
          <table:covered-table-cell/>
        </table:table-row>
        <table:table-row table:style-name="TableRow75">
          <table:table-cell table:style-name="TableCell76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8">
            <text:p text:style-name="P79"><text:span text:style-name="T80">Alternatieve Flow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TableContents">Stap</text:p>
          </table:table-cell>
          <table:table-cell table:style-name="TableCell83" table:number-columns-spanned="3">
            <text:p text:style-name="TableContents">Gebruiker</text:p>
          </table:table-cell>
          <table:covered-table-cell/>
          <table:covered-table-cell/>
          <table:table-cell table:style-name="TableCell84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TableContents">2.1</text:p>
          </table:table-cell>
          <table:table-cell table:style-name="TableCell87" table:number-columns-spanned="3">
            <text:p text:style-name="TableContents">Gebruiker ziet een overzicht met daarin duidelijk gemarkeerd de gemaakte fout.</text:p>
            <text:p text:style-name="TableContents">– Gebruiker herstelt de fout</text:p>
          </table:table-cell>
          <table:covered-table-cell/>
          <table:covered-table-cell/>
          <table:table-cell table:style-name="TableCell88" table:number-columns-spanned="4">
            <text:p text:style-name="TableContents">Systeemcontrole geeft fout.</text:p>
            <text:p text:style-name="TableContents">– Opdracht overzicht aanbieden aan klant met daarin gemarkeerd de gemaakte fout.</text:p>
            <text:p text:style-name="TableContents">– Vervolgens opnieuw aanbieden het formulier 'geld overmaken' inclusief reeds gematchte gegevens</text:p>
          </table:table-cell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TableContents">3.1</text:p>
          </table:table-cell>
          <table:table-cell table:style-name="TableCell91" table:number-columns-spanned="3">
            <text:p text:style-name="TableContents">Klant accordeert opnieuw met wachtwoord</text:p>
          </table:table-cell>
          <table:covered-table-cell/>
          <table:covered-table-cell/>
          <table:table-cell table:style-name="TableCell92" table:number-columns-spanned="4">
            <text:p text:style-name="TableContents">Melding verkeerd wachtwoord</text:p>
            <text:p text:style-name="TableContents">– hernieuwd aanbieden van overzicht</text:p>
          </table:table-cell>
          <table:covered-table-cell/>
          <table:covered-table-cell/>
          <table:covered-table-cell/>
        </table:table-row>
        <table:table-row table:style-name="TableRow93">
          <table:table-cell table:style-name="TableCell94">
            <text:p text:style-name="TableContents"/>
          </table:table-cell>
          <table:table-cell table:style-name="TableCell95" table:number-columns-spanned="3">
            <text:p text:style-name="TableContents"/>
          </table:table-cell>
          <table:covered-table-cell/>
          <table:covered-table-cell/>
          <table:table-cell table:style-name="TableCell96" table:number-columns-spanned="4">
            <text:p text:style-name="TableContents"/>
          </table:table-cell>
          <table:covered-table-cell/>
          <table:covered-table-cell/>
          <table:covered-table-cell/>
        </table:table-row>
        <table:table-row table:style-name="TableRow97">
          <table:table-cell table:style-name="TableCell98" table:number-columns-spanned="8">
            <text:p text:style-name="P99">Ideeë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8">
            <text:p text:style-name="P102">– Beheer van persoonlijke contacten door klant</text:p>
            <text:list text:style-name="LFO2" text:continue-numbering="true">
              <text:list-item>
                <text:p text:style-name="P103">Betalingen d.m.v. acceptgiro (betaalkenmerk)</text:p>
              </text:list-item>
              <text:list-item>
                <text:p text:style-name="P104">wil ik beschikken over handigheden als periodieke boekingen / uitgestelde betaling (agendering)</text:p>
              </text:list-item>
            </text:list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tru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Times New Roman" style:font-name-asian="SimSu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bruiker kvk</meta:initial-creator>
    <dc:creator>Joost Kager</dc:creator>
    <meta:creation-date>2019-08-27T13:20:00Z</meta:creation-date>
    <dc:date>2019-08-27T13:20:00Z</dc:date>
    <meta:template xlink:href="Normal" xlink:type="simple"/>
    <meta:editing-cycles>2</meta:editing-cycles>
    <meta:editing-duration>PT0S</meta:editing-duration>
    <meta:document-statistic meta:page-count="3" meta:paragraph-count="3" meta:word-count="262" meta:character-count="1702" meta:row-count="12" meta:non-whitespace-character-count="1443"/>
  </office:meta>
</office:document-meta>
</file>